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Verdana" fo:font-size="20pt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ovely bitch!</text:span></text:p>
      <text:p text:style-name="P2"/>
      <text:p text:style-name="P1"/>
      <text:p text:style-name="P1">Ya no me quiero reir en un rato,</text:p>
      <text:p text:style-name="P1">Tampoco quiero salir,</text:p>
      <text:p text:style-name="P1">Quiero quedarme solo en mi casa</text:p>
      <text:p text:style-name="P1">Y no tener que ir por ti.</text:p>
      <text:p text:style-name="P1"/>
      <text:p text:style-name="P1">Ya no podemos ni ir al cine,</text:p>
      <text:p text:style-name="P1">Tus jefes hablan demás,</text:p>
      <text:p text:style-name="P1">Y en la radio ponen pura mierda,</text:p>
      <text:p text:style-name="P1">Ya no sé que va a pasar…</text:p>
      <text:p text:style-name="P1"/>
      <text:p text:style-name="P1">Y no sé como voy a decirte,</text:p>
      <text:p text:style-name="P1">Que esto ya se acabó!!</text:p>
      <text:p text:style-name="P1">Turu tu tu</text:p>
      <text:p text:style-name="P1"/>
      <text:p text:style-name="P1">Pa terminar yo quiero decirte,</text:p>
      <text:p text:style-name="P1">Que ya no te quiero ver</text:p>
      <text:p text:style-name="P1">Y sé que te la voy a partir pero</text:p>
      <text:p text:style-name="P1">Yo me quiero divertir</text:p>
      <text:p text:style-name="P1"/>
      <text:p text:style-name="P1">Y si no encuentras ya quien te ame</text:p>
      <text:p text:style-name="P1">Me vale madre, ya se acabó!!...</text:p>
      <text:p text:style-name="P1">Turu tu tu</text:p>
      <text:p text:style-name="P1"/>
      <text:p text:style-name="P1">Ya no quiero verte,</text:p>
      <text:p text:style-name="P1">No te quiero cerca,</text:p>
      <text:p text:style-name="P1">No quiero que me hables</text:p>
      <text:p text:style-name="P1">Vete a la mirda</text:p>
      <text:p text:style-name="P1">No importa que me ames</text:p>
      <text:p text:style-name="P1">Ya no me interesa,</text:p>
      <text:p text:style-name="P1">Ahí cuando te mueras,</text:p>
      <text:p text:style-name="P1">Yo voy a hacer fiesta</text:p>
      <text:p text:style-name="P1">Tan tan…</text:p>
      <text:p text:style-name="P1"/>
      <text:p text:style-name="P1">Bo!...</text:p>
      <text:p text:style-name="P1"/>
      <text:p text:style-name="P1"/>
      <text:p text:style-name="P1"/>
      <text:p text:style-name="P1"/>
      <text:p text:style-name="P1">Renich &amp; Ju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Lovely bitch, love me, bitch</dc:title>
    <meta:initial-creator>Renich</meta:initial-creator>
    <meta:creation-date>2004-11-13T12:19:00</meta:creation-date>
    <dc:creator>Renich</dc:creator>
    <dc:date>2004-11-13T12:25:00</dc:date>
    <meta:editing-cycles>3</meta:editing-cycles>
    <meta:editing-duration>PT6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0" meta:word-count="147" meta:character-count="654"/>
  </office:meta>
</office:document-meta>
</file>